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89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1.803cm"/>
    </style:style>
    <style:style style:name="co4" style:family="table-column">
      <style:table-column-properties fo:break-before="auto" style:column-width="2.108cm"/>
    </style:style>
    <style:style style:name="co5" style:family="table-column">
      <style:table-column-properties fo:break-before="auto" style:column-width="19.65cm"/>
    </style:style>
    <style:style style:name="co6" style:family="table-column">
      <style:table-column-properties fo:break-before="auto" style:column-width="0.804cm"/>
    </style:style>
    <style:style style:name="co7" style:family="table-column">
      <style:table-column-properties fo:break-before="auto" style:column-width="8.461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diagonal-bl-tr="0.002cm solid #808080" style:diagonal-tl-br="0.002cm solid #808080"/>
    </style:style>
    <style:style style:name="ce5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chema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row table:style-name="ro1">
          <table:table-cell table:style-name="ce1" office:value-type="string">
            <text:p>Field</text:p>
          </table:table-cell>
          <table:table-cell table:style-name="ce1" office:value-type="string">
            <text:p>Rol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Facet</text:p>
          </table:table-cell>
          <table:table-cell table:style-name="ce1" office:value-type="string">
            <text:p>Fulltext</text:p>
          </table:table-cell>
          <table:table-cell table:style-name="ce1" office:value-type="string">
            <text:p>Field-XPath</text:p>
          </table:table-cell>
          <table:table-cell/>
          <table:table-cell table:style-name="ce5" office:value-type="string">
            <text:p>Namespaces</text:p>
          </table:table-cell>
        </table:table-row>
        <table:table-row table:style-name="ro2">
          <table:table-cell table:style-name="ce2" office:value-type="string">
            <text:p>Name of the field</text:p>
          </table:table-cell>
          <table:table-cell table:style-name="ce2"/>
          <table:table-cell table:style-name="ce2" office:value-type="string">
            <text:p>text (=fulltext), string(=phrase), date, integer, double(=floating point number)</text:p>
          </table:table-cell>
          <table:table-cell table:style-name="ce2" office:value-type="string">
            <text:p>When you want a lookup list of all field values set to 1</text:p>
          </table:table-cell>
          <table:table-cell table:style-name="ce2" office:value-type="string">
            <text:p>When you want the field to be contained in the default search set to 1</text:p>
          </table:table-cell>
          <table:table-cell table:style-name="ce2" office:value-type="string">
            <text:p>XPath to the data element in the mods container.</text:p>
            <text:p/>
            <text:p>DO NOT USE '*' or namespaces or XPath core functions as is NOT A REAL XPATH but something similar invented by lucene specialists.</text:p>
          </table:table-cell>
          <table:table-cell/>
          <table:table-cell table:style-name="ce6" office:value-type="string">
            <text:p>A list of alias=namespace entries, valid for all XPaths (e.g. dc=<text:a xlink:href="http://purl.org/dc/elements/1.1/">http://purl.org/dc/elements/1.1/</text:a>)</text:p>
          </table:table-cell>
        </table:table-row>
        <table:table-row table:style-name="ro3">
          <table:table-cell table:style-name="ce3" office:value-type="string">
            <text:p>dc_title</text:p>
          </table:table-cell>
          <table:table-cell table:style-name="ce3"/>
          <table:table-cell table:style-name="ce3" office:value-type="string">
            <text:p>tex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/dmdSec/mdWrap[@MDTPE="ESE"]/xmlData/record/title</text:p>
          </table:table-cell>
          <table:table-cell/>
          <table:table-cell office:value-type="string">
            <text:p>dc=<text:a xlink:href="http://purl.org/dc/elements/1.1/">http://purl.org/dc/elements/1.1/</text:a></text:p>
          </table:table-cell>
        </table:table-row>
        <table:table-row table:style-name="ro3">
          <table:table-cell table:style-name="ce3" office:value-type="string">
            <text:p>dcterms_alternative</text:p>
          </table:table-cell>
          <table:table-cell table:style-name="ce3"/>
          <table:table-cell table:style-name="ce3" office:value-type="string">
            <text:p>tex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/dmdSec/mdWrap[@MDTPE="ESE"]/xmlData/record/alternative</text:p>
          </table:table-cell>
          <table:table-cell/>
          <table:table-cell office:value-type="string">
            <text:p>mets=<text:a xlink:href="http://www.loc.gov/METS/">http://www.loc.gov/METS/</text:a></text:p>
          </table:table-cell>
        </table:table-row>
        <table:table-row table:style-name="ro3">
          <table:table-cell table:style-name="ce3" office:value-type="string">
            <text:p>dc_creator</text:p>
          </table:table-cell>
          <table:table-cell table:style-name="ce3"/>
          <table:table-cell table:style-name="ce3" office:value-type="string">
            <text:p>tex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/dmdSec/mdWrap[@MDTPE="ESE"]/xmlData/record/creator</text:p>
          </table:table-cell>
          <table:table-cell/>
          <table:table-cell office:value-type="string">
            <text:p>europena=<text:a xlink:href="http://www.europeana.eu/schemas/ese/">http://www.europeana.eu/schemas/ese/</text:a></text:p>
          </table:table-cell>
        </table:table-row>
        <table:table-row table:style-name="ro3">
          <table:table-cell table:style-name="ce3" office:value-type="string">
            <text:p>dc_subject</text:p>
          </table:table-cell>
          <table:table-cell table:style-name="ce3"/>
          <table:table-cell table:style-name="ce3" office:value-type="string">
            <text:p>tex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/dmdSec/mdWrap[@MDTPE="ESE"]/xmlData/record/subject</text:p>
          </table:table-cell>
          <table:table-cell/>
          <table:table-cell office:value-type="string">
            <text:p>dcterms=<text:a xlink:href="http://purl.org/dc/terms/">http://purl.org/dc/terms/</text:a></text:p>
          </table:table-cell>
        </table:table-row>
        <table:table-row table:style-name="ro3">
          <table:table-cell table:style-name="ce3" office:value-type="string">
            <text:p>dc_description</text:p>
          </table:table-cell>
          <table:table-cell table:style-name="ce3"/>
          <table:table-cell table:style-name="ce3" office:value-type="string">
            <text:p>tex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/dmdSec/mdWrap[@MDTPE="ESE"]/xmlData/record/description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tableOfContents</text:p>
          </table:table-cell>
          <table:table-cell table:style-name="ce3"/>
          <table:table-cell table:style-name="ce3" office:value-type="string">
            <text:p>tex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/dmdSec/mdWrap[@MDTPE="ESE"]/xmlData/record/tableOfContents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_publisher</text:p>
          </table:table-cell>
          <table:table-cell table:style-name="ce3"/>
          <table:table-cell table:style-name="ce3" office:value-type="string">
            <text:p>tex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/dmdSec/mdWrap[@MDTPE="ESE"]/xmlData/record/publisher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_contributer</text:p>
          </table:table-cell>
          <table:table-cell table:style-name="ce3"/>
          <table:table-cell table:style-name="ce3" office:value-type="string">
            <text:p>tex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/dmdSec/mdWrap[@MDTPE="ESE"]/xmlData/record/contributer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_date</text:p>
          </table:table-cell>
          <table:table-cell table:style-name="ce3"/>
          <table:table-cell table:style-name="ce3" office:value-type="string">
            <text:p>tex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/dmdSec/mdWrap[@MDTPE="ESE"]/xmlData/record/date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created</text:p>
          </table:table-cell>
          <table:table-cell table:style-name="ce3"/>
          <table:table-cell table:style-name="ce3" office:value-type="string">
            <text:p>tex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/dmdSec/mdWrap[@MDTPE="ESE"]/xmlData/record/created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issued</text:p>
          </table:table-cell>
          <table:table-cell table:style-name="ce3"/>
          <table:table-cell table:style-name="ce3" office:value-type="string">
            <text:p>tex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/dmdSec/mdWrap[@MDTPE="ESE"]/xmlData/record/issued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_type</text:p>
          </table:table-cell>
          <table:table-cell table:style-name="ce3"/>
          <table:table-cell table:style-name="ce3" office:value-type="string">
            <text:p>tex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/dmdSec/mdWrap[@MDTPE="ESE"]/xmlData/record/type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_format</text:p>
          </table:table-cell>
          <table:table-cell table:style-name="ce3"/>
          <table:table-cell table:style-name="ce3" office:value-type="string">
            <text:p>tex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/dmdSec/mdWrap[@MDTPE="ESE"]/xmlData/record/format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extent</text:p>
          </table:table-cell>
          <table:table-cell table:style-name="ce3"/>
          <table:table-cell table:style-name="ce3" office:value-type="string">
            <text:p>tex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/dmdSec/mdWrap[@MDTPE="ESE"]/xmlData/record/extent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medium</text:p>
          </table:table-cell>
          <table:table-cell table:style-name="ce3"/>
          <table:table-cell table:style-name="ce3" office:value-type="string">
            <text:p>tex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/dmdSec/mdWrap[@MDTPE="ESE"]/xmlData/record/medium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_identifier</text:p>
          </table:table-cell>
          <table:table-cell table:style-name="ce3"/>
          <table:table-cell table:style-name="ce3" office:value-type="string">
            <text:p>tex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/dmdSec/mdWrap[@MDTPE="ESE"]/xmlData/record/identifier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_source</text:p>
          </table:table-cell>
          <table:table-cell table:style-name="ce3"/>
          <table:table-cell table:style-name="ce3" office:value-type="string">
            <text:p>tex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/dmdSec/mdWrap[@MDTPE="ESE"]/xmlData/record/source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_language</text:p>
          </table:table-cell>
          <table:table-cell table:style-name="ce3"/>
          <table:table-cell table:style-name="ce3" office:value-type="string">
            <text:p>tex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/dmdSec/mdWrap[@MDTPE="ESE"]/xmlData/record/language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_relation</text:p>
          </table:table-cell>
          <table:table-cell table:style-name="ce3"/>
          <table:table-cell table:style-name="ce3" office:value-type="string">
            <text:p>tex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/dmdSec/mdWrap[@MDTPE="ESE"]/xmlData/record/relation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isVersionOf</text:p>
          </table:table-cell>
          <table:table-cell table:style-name="ce3"/>
          <table:table-cell table:style-name="ce3" office:value-type="string">
            <text:p>tex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/dmdSec/mdWrap[@MDTPE="ESE"]/xmlData/record/isVersionOf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hasVersion</text:p>
          </table:table-cell>
          <table:table-cell table:style-name="ce3"/>
          <table:table-cell table:style-name="ce3" office:value-type="string">
            <text:p>tex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/dmdSec/mdWrap[@MDTPE="ESE"]/xmlData/record/hasVersion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isReplacedBy</text:p>
          </table:table-cell>
          <table:table-cell table:style-name="ce3"/>
          <table:table-cell table:style-name="ce3" office:value-type="string">
            <text:p>tex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/dmdSec/mdWrap[@MDTPE="ESE"]/xmlData/record/isReplacedBy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replaces</text:p>
          </table:table-cell>
          <table:table-cell table:style-name="ce3"/>
          <table:table-cell table:style-name="ce3" office:value-type="string">
            <text:p>tex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/dmdSec/mdWrap[@MDTPE="ESE"]/xmlData/record/replaces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isRequiredBy</text:p>
          </table:table-cell>
          <table:table-cell table:style-name="ce3"/>
          <table:table-cell table:style-name="ce3" office:value-type="string">
            <text:p>tex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/dmdSec/mdWrap[@MDTPE="ESE"]/xmlData/record/isRequiredBy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requires</text:p>
          </table:table-cell>
          <table:table-cell table:style-name="ce3"/>
          <table:table-cell table:style-name="ce3" office:value-type="string">
            <text:p>tex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/dmdSec/mdWrap[@MDTPE="ESE"]/xmlData/record/requires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isPartOf</text:p>
          </table:table-cell>
          <table:table-cell table:style-name="ce3"/>
          <table:table-cell table:style-name="ce3" office:value-type="string">
            <text:p>tex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/dmdSec/mdWrap[@MDTPE="ESE"]/xmlData/record/isPartOf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hasPart</text:p>
          </table:table-cell>
          <table:table-cell table:style-name="ce3"/>
          <table:table-cell table:style-name="ce3" office:value-type="string">
            <text:p>tex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/dmdSec/mdWrap[@MDTPE="ESE"]/xmlData/record/hasPart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isReferencedBy</text:p>
          </table:table-cell>
          <table:table-cell table:style-name="ce3"/>
          <table:table-cell table:style-name="ce3" office:value-type="string">
            <text:p>tex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/dmdSec/mdWrap[@MDTPE="ESE"]/xmlData/record/isReferencedBy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references</text:p>
          </table:table-cell>
          <table:table-cell table:style-name="ce3"/>
          <table:table-cell table:style-name="ce3" office:value-type="string">
            <text:p>tex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/dmdSec/mdWrap[@MDTPE="ESE"]/xmlData/record/references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isFormatOf</text:p>
          </table:table-cell>
          <table:table-cell table:style-name="ce3"/>
          <table:table-cell table:style-name="ce3" office:value-type="string">
            <text:p>tex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/dmdSec/mdWrap[@MDTPE="ESE"]/xmlData/record/isFormatOf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hasForamt</text:p>
          </table:table-cell>
          <table:table-cell table:style-name="ce3"/>
          <table:table-cell table:style-name="ce3" office:value-type="string">
            <text:p>tex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/dmdSec/mdWrap[@MDTPE="ESE"]/xmlData/record/hasForamt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conformsTo</text:p>
          </table:table-cell>
          <table:table-cell table:style-name="ce3"/>
          <table:table-cell table:style-name="ce3" office:value-type="string">
            <text:p>tex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/dmdSec/mdWrap[@MDTPE="ESE"]/xmlData/record/conformsTo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_coverage</text:p>
          </table:table-cell>
          <table:table-cell table:style-name="ce3"/>
          <table:table-cell table:style-name="ce3" office:value-type="string">
            <text:p>tex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/dmdSec/mdWrap[@MDTPE="ESE"]/xmlData/record/coverage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spatial</text:p>
          </table:table-cell>
          <table:table-cell table:style-name="ce3"/>
          <table:table-cell table:style-name="ce3" office:value-type="string">
            <text:p>tex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/dmdSec/mdWrap[@MDTPE="ESE"]/xmlData/record/spatial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temporal</text:p>
          </table:table-cell>
          <table:table-cell table:style-name="ce3"/>
          <table:table-cell table:style-name="ce3" office:value-type="string">
            <text:p>tex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/dmdSec/mdWrap[@MDTPE="ESE"]/xmlData/record/temporal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_rights</text:p>
          </table:table-cell>
          <table:table-cell table:style-name="ce3"/>
          <table:table-cell table:style-name="ce3" office:value-type="string">
            <text:p>tex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/dmdSec/mdWrap[@MDTPE="ESE"]/xmlData/record/rights</text:p>
          </table:table-cell>
          <table:table-cell table:number-columns-repeated="2"/>
        </table:table-row>
        <table:table-row table:style-name="ro3">
          <table:table-cell table:style-name="ce3" office:value-type="string">
            <text:p>dcterms_provenance</text:p>
          </table:table-cell>
          <table:table-cell table:style-name="ce3"/>
          <table:table-cell table:style-name="ce3" office:value-type="string">
            <text:p>tex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/dmdSec/mdWrap[@MDTPE="ESE"]/xmlData/record/provenance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isShownBy</text:p>
          </table:table-cell>
          <table:table-cell table:style-name="ce3"/>
          <table:table-cell table:style-name="ce3" office:value-type="string">
            <text:p>tex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/dmdSec/mdWrap[@MDTPE="ESE"]/xmlData/record/isShownBy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isShownAt</text:p>
          </table:table-cell>
          <table:table-cell table:style-name="ce3"/>
          <table:table-cell table:style-name="ce3" office:value-type="string">
            <text:p>tex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/dmdSec/mdWrap[@MDTPE="ESE"]/xmlData/record/isShownAt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country</text:p>
          </table:table-cell>
          <table:table-cell table:style-name="ce3"/>
          <table:table-cell table:style-name="ce3" office:value-type="string">
            <text:p>tex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/dmdSec/mdWrap[@MDTPE="ESE"]/xmlData/record/country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dataProvider</text:p>
          </table:table-cell>
          <table:table-cell table:style-name="ce3"/>
          <table:table-cell table:style-name="ce3" office:value-type="string">
            <text:p>tex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/dmdSec/mdWrap[@MDTPE="ESE"]/xmlData/record/dataProvider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hasObject</text:p>
          </table:table-cell>
          <table:table-cell table:style-name="ce3"/>
          <table:table-cell table:style-name="ce3" office:value-type="string">
            <text:p>tex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/dmdSec/mdWrap[@MDTPE="ESE"]/xmlData/record/hasObject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language</text:p>
          </table:table-cell>
          <table:table-cell table:style-name="ce3"/>
          <table:table-cell table:style-name="ce3" office:value-type="string">
            <text:p>tex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/dmdSec/mdWrap[@MDTPE="ESE"]/xmlData/record/language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object</text:p>
          </table:table-cell>
          <table:table-cell table:style-name="ce3"/>
          <table:table-cell table:style-name="ce3" office:value-type="string">
            <text:p>tex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/dmdSec/mdWrap[@MDTPE="ESE"]/xmlData/record/object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provider</text:p>
          </table:table-cell>
          <table:table-cell table:style-name="ce3"/>
          <table:table-cell table:style-name="ce3" office:value-type="string">
            <text:p>tex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/dmdSec/mdWrap[@MDTPE="ESE"]/xmlData/record/provider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rights</text:p>
          </table:table-cell>
          <table:table-cell table:style-name="ce3"/>
          <table:table-cell table:style-name="ce3" office:value-type="string">
            <text:p>tex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/dmdSec/mdWrap[@MDTPE="ESE"]/xmlData/record/rights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type</text:p>
          </table:table-cell>
          <table:table-cell table:style-name="ce3"/>
          <table:table-cell table:style-name="ce3" office:value-type="string">
            <text:p>tex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/dmdSec/mdWrap[@MDTPE="ESE"]/xmlData/record/type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unstored</text:p>
          </table:table-cell>
          <table:table-cell table:style-name="ce3"/>
          <table:table-cell table:style-name="ce3" office:value-type="string">
            <text:p>tex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/dmdSec/mdWrap[@MDTPE="ESE"]/xmlData/record/unstored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uri</text:p>
          </table:table-cell>
          <table:table-cell table:style-name="ce3"/>
          <table:table-cell table:style-name="ce3" office:value-type="string">
            <text:p>tex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/dmdSec/mdWrap[@MDTPE="ESE"]/xmlData/record/uri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userTag</text:p>
          </table:table-cell>
          <table:table-cell table:style-name="ce3"/>
          <table:table-cell table:style-name="ce3" office:value-type="string">
            <text:p>tex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/dmdSec/mdWrap[@MDTPE="ESE"]/xmlData/record/userTag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uropeana_year</text:p>
          </table:table-cell>
          <table:table-cell table:style-name="ce3"/>
          <table:table-cell table:style-name="ce3" office:value-type="string">
            <text:p>tex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string">
            <text:p>/mets/dmdSec/mdWrap[@MDTPE="ESE"]/xmlData/record/year</text:p>
          </table:table-cell>
          <table:table-cell table:number-columns-repeated="2"/>
        </table:table-row>
        <table:table-row table:style-name="ro3" table:number-rows-repeated="1048522">
          <table:table-cell table:number-columns-repeated="8"/>
        </table:table-row>
        <table:table-row table:style-name="ro3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9">09.05.2011</text:date>, <text:time>12:1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do Benda</meta:initial-creator>
    <meta:creation-date>2011-04-21T11:45:25</meta:creation-date>
    <dc:date>2011-05-09T12:10:00</dc:date>
    <dc:creator>Odo Benda</dc:creator>
    <meta:editing-duration>PT48H29M38S</meta:editing-duration>
    <meta:editing-cycles>10</meta:editing-cycles>
    <meta:generator>OpenOffice.org/3.2$Unix OpenOffice.org_project/320m12$Build-9483</meta:generator>
    <meta:document-statistic meta:table-count="1" meta:cell-count="272" meta:object-count="0"/>
  </office:meta>
</office:document-meta>
</file>